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05" officeooo:paragraph-rsid="00062605"/>
    </style:style>
    <style:style style:name="P2" style:family="paragraph" style:parent-style-name="Text_20_body">
      <style:text-properties officeooo:rsid="00062605" officeooo:paragraph-rsid="00062605"/>
    </style:style>
    <style:style style:name="P3" style:family="paragraph" style:parent-style-name="Text_20_body">
      <style:text-properties officeooo:rsid="0006b191" officeooo:paragraph-rsid="0006b191"/>
    </style:style>
    <style:style style:name="P4" style:family="paragraph" style:parent-style-name="Text_20_body">
      <style:text-properties officeooo:rsid="00096b83" officeooo:paragraph-rsid="00096b83"/>
    </style:style>
    <style:style style:name="P5" style:family="paragraph" style:parent-style-name="Text_20_body">
      <style:text-properties officeooo:rsid="000ae98f" officeooo:paragraph-rsid="000ae98f"/>
    </style:style>
    <style:style style:name="P6" style:family="paragraph" style:parent-style-name="Text_20_body">
      <style:text-properties officeooo:rsid="000b2b97" officeooo:paragraph-rsid="000b2b97"/>
    </style:style>
    <style:style style:name="P7" style:family="paragraph" style:parent-style-name="Text_20_body">
      <style:text-properties officeooo:rsid="000bd930" officeooo:paragraph-rsid="000bd930"/>
    </style:style>
    <style:style style:name="P8" style:family="paragraph" style:parent-style-name="Heading_20_1">
      <style:text-properties officeooo:rsid="00062605" officeooo:paragraph-rsid="00062605"/>
    </style:style>
    <style:style style:name="P9" style:family="paragraph" style:parent-style-name="Heading_20_1">
      <style:text-properties officeooo:rsid="000ae98f" officeooo:paragraph-rsid="000ae98f"/>
    </style:style>
    <style:style style:name="T1" style:family="text">
      <style:text-properties fo:color="#784b04" loext:opacity="100%"/>
    </style:style>
    <style:style style:name="T2" style:family="text">
      <style:text-properties fo:color="#ffff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11bde"/>
    </style:style>
    <style:style style:name="T5" style:family="text">
      <style:text-properties fo:color="#000000" loext:opacity="100%" officeooo:rsid="0011dfab"/>
    </style:style>
    <style:style style:name="T6" style:family="text">
      <style:text-properties fo:color="#000000" loext:opacity="100%" officeooo:rsid="001444c5"/>
    </style:style>
    <style:style style:name="T7" style:family="text">
      <style:text-properties fo:color="#000000" loext:opacity="100%" officeooo:rsid="00162fb4"/>
    </style:style>
    <style:style style:name="T8" style:family="text">
      <style:text-properties fo:color="#000000" loext:opacity="100%" officeooo:rsid="001807c3"/>
    </style:style>
    <style:style style:name="T9" style:family="text">
      <style:text-properties officeooo:rsid="000c1fb8"/>
    </style:style>
    <style:style style:name="T10" style:family="text">
      <style:text-properties fo:color="#168253" loext:opacity="100%"/>
    </style:style>
    <style:style style:name="T11" style:family="text">
      <style:text-properties fo:color="#8d1d75" loext:opacity="100%"/>
    </style:style>
    <style:style style:name="T12" style:family="text">
      <style:text-properties fo:color="#ff4000" loext:opacity="100%"/>
    </style:style>
    <style:style style:name="T13" style:family="text">
      <style:text-properties fo:color="#ffbf00" loext:opacity="100%"/>
    </style:style>
    <style:style style:name="T14" style:family="text">
      <style:text-properties fo:color="#729fcf" loext:opacity="100%"/>
    </style:style>
    <style:style style:name="T15" style:family="text">
      <style:text-properties fo:color="#c9211e" loext:opacity="100%"/>
    </style:style>
    <style:style style:name="T16" style:family="text">
      <style:text-properties fo:color="#ffff6d" loext:opacity="100%" fo:background-color="#000000" loext:char-shading-value="0"/>
    </style:style>
    <style:style style:name="T17" style:family="text">
      <style:text-properties fo:color="#ffff6d" loext:opacity="100%" officeooo:rsid="000bd930" fo:background-color="#000000" loext:char-shading-value="0"/>
    </style:style>
    <style:style style:name="T18" style:family="text">
      <style:text-properties fo:color="#bbe33d" loext:opacity="100%"/>
    </style:style>
    <style:style style:name="T19" style:family="text">
      <style:text-properties fo:color="#2a6099" loext:opacity="100%"/>
    </style:style>
    <style:style style:name="T20" style:family="text">
      <style:text-properties fo:color="#55308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o time.</text:p>
      <text:p text:style-name="P1"/>
      <text:h text:style-name="P8" text:outline-level="1">Animals:</text:h>
      <text:p text:style-name="P2">Bear of Justice: <text:span text:style-name="T11">Muscle &amp; Multiply</text:span>/<text:span text:style-name="T12">Shell &amp; Sway</text:span><text:span text:style-name="T1"> </text:span><text:span text:style-name="T4">“A chubby bear who tries to be Superman. Duh. </text:span><text:span text:style-name="T8">It has a cape, a bottle of honey with a stick that it eats from time to time, some goggles and is brown.</text:span><text:span text:style-name="T4">”</text:span></text:p>
      <text:p text:style-name="P2">Godly Retriver: <text:span text:style-name="T12">Shell &amp; Sway</text:span>/<text:span text:style-name="T13">Gain &amp; Replenish </text:span><text:span text:style-name="T3">“</text:span><text:span text:style-name="T5">A Dog who is the pet of aincent greek gods. </text:span><text:span text:style-name="T8">İts a normal golden retriver with godly white ang gold wings,a helment and a armour.</text:span><text:span text:style-name="T3">”</text:span></text:p>
      <text:p text:style-name="P2">Shuzin-Neko: <text:span text:style-name="T14">Think &amp; Live</text:span>/<text:span text:style-name="T13">Gain &amp; Replenish </text:span><text:span text:style-name="T3">“</text:span><text:span text:style-name="T5">A </text:span><text:span text:style-name="T6">cute </text:span><text:span text:style-name="T5">adult catgirl that even the robot</text:span><text:span text:style-name="T8">s</text:span><text:span text:style-name="T5"> find attractive. </text:span><text:span text:style-name="T8">She has a anime-like cutesy design which is sexy but not naked.</text:span><text:span text:style-name="T3">”</text:span></text:p>
      <text:p text:style-name="P2">The Great Eagle:<text:span text:style-name="T11">Muscle &amp; Multiply</text:span>/<text:span text:style-name="T10">Grow &amp; Blow </text:span><text:span text:style-name="T3">“</text:span><text:span text:style-name="T5">A eagle that Abraham Lincon and Goerge Washington once owned. </text:span><text:span text:style-name="T8">Its a bald eagle with a side of American nationalism.</text:span><text:span text:style-name="T3">”</text:span></text:p>
      <text:p text:style-name="P3">Beetle of the Century:<text:span text:style-name="T14">Think &amp; Live</text:span>/<text:span text:style-name="T11">Muscle &amp; Multiply </text:span><text:span text:style-name="T3">“</text:span><text:span text:style-name="T5">A beetle who has infested every house ever. </text:span><text:span text:style-name="T8">He is a silverfish with a lot of daggers and a Italian bug mafia on his side.</text:span><text:span text:style-name="T3">”</text:span></text:p>
      <text:p text:style-name="P3">President Gorilla: <text:span text:style-name="T10">Grow &amp; Blow</text:span>/<text:span text:style-name="T12">Shell &amp; Sway </text:span><text:span text:style-name="T3">“</text:span><text:span text:style-name="T5">A big gorilla who ran president for the U.S for 8 years. </text:span><text:span text:style-name="T3">”</text:span></text:p>
      <text:p text:style-name="P3">Super-Penguin: <text:span text:style-name="T10">Grow &amp; Blow</text:span>/<text:span text:style-name="T14">Think &amp; Live </text:span><text:span text:style-name="T3">“</text:span><text:span text:style-name="T5">A penguin that single-handedly revived Antartica.</text:span><text:span text:style-name="T3">”</text:span></text:p>
      <text:p text:style-name="P4"><text:span text:style-name="T3">Mutated Bunny: </text:span><text:span text:style-name="T10">Grow &amp; Blow</text:span>/<text:span text:style-name="T13">Gain &amp; Replenish </text:span><text:span text:style-name="T3">“</text:span><text:span text:style-name="T5">A bunny who has gone through 38 important experiments to be here.</text:span><text:span text:style-name="T3">”</text:span></text:p>
      <text:p text:style-name="P4"><text:span text:style-name="T3">Iron-Rex:</text:span><text:span text:style-name="T1"> </text:span><text:span text:style-name="T12">Shell &amp; Sway</text:span>/<text:span text:style-name="T14">Think &amp; Live </text:span><text:span text:style-name="T3">“</text:span><text:span text:style-name="T6">A dinosauar who has the newest plate armor and the newest tech helmets that most people dont even see.</text:span><text:span text:style-name="T3">”</text:span></text:p>
      <text:p text:style-name="P4"><text:span text:style-name="T3">Grand </text:span><text:span text:style-name="T6">Dragon</text:span><text:span text:style-name="T3">:</text:span><text:span text:style-name="T2"> </text:span><text:span text:style-name="T13">Gain &amp; Replenish</text:span>/<text:span text:style-name="T11">Muscle &amp; Multiply </text:span><text:span text:style-name="T3">“</text:span><text:span text:style-name="T6">A </text:span><text:span text:style-name="T7">modern</text:span><text:span text:style-name="T6"> dragon who lives in a </text:span><text:span text:style-name="T7">modern </text:span><text:span text:style-name="T6">villa and is obsessed with colletible stuff.</text:span><text:span text:style-name="T3">”</text:span></text:p>
      <text:h text:style-name="P9" text:outline-level="1">Robots:</text:h>
      <text:p text:style-name="P5">Super-Gbot: <text:span text:style-name="T16">Electric</text:span>/<text:span text:style-name="T20">Sinister</text:span> “Super-Gbot is a generic robot that tries to look like superman.”</text:p>
      <text:p text:style-name="P6">Hacky Modem: <text:span text:style-name="T15">Hard-Hitter</text:span>/<text:span text:style-name="T18">Wild</text:span> “Hacky modem is a high tech modem that edgy script kiddies use.”</text:p>
      <text:p text:style-name="P6">Open Circut: <text:span text:style-name="T17">Electric</text:span>/<text:span text:style-name="T19">Protector</text:span> “Open circuit is a pcb with a lot of components in it and has a electric arc as its face.”</text:p>
      <text:p text:style-name="P6">HeroGPT: <text:span text:style-name="T16">Electric</text:span>/<text:span text:style-name="T15">Hard-Hitter</text:span> “HeroGPT is a scientists PC with a smart AI in it.”</text:p>
      <text:p text:style-name="P6">D0G-KA2: <text:span text:style-name="T18">Wild</text:span>/<text:span text:style-name="T19">Protector</text:span> “D0G-KA2 is a robotic modern dog that you had seen before.”</text:p>
      <text:p text:style-name="P7">Nano-Gang: <text:span text:style-name="T15">Hard-Hitter</text:span>/<text:span text:style-name="T20">Sinister</text:span> “Nano-Gang is a self cloning nano virus that can multiply at will.”</text:p>
      <text:p text:style-name="P7">God Slaying Mech: <text:span text:style-name="T20">Sinister</text:span>/<text:span text:style-name="T19">Protector</text:span> “God Slaying Mech is a generic big anime mech that resembles the mechs from neon genesis evangelion.”</text:p>
      <text:p text:style-name="P7"><text:soft-page-break/>QuantumRipper PX9000: <text:span text:style-name="T16">Electric</text:span>/<text:span text:style-name="T18">Wild</text:span> “QuantumRipper PX900 is a server used for cracking the hardest passwords and keeping the biggest governments alive.”</text:p>
      <text:p text:style-name="P7"><text:span text:style-name="T9">Deforsestation Actuator: </text:span><text:span text:style-name="T18">Wild</text:span>/<text:span text:style-name="T20">Sinister</text:span> “Deforestation Actuator is a big heavy duty machine used to turn giant trees into dust.”</text:p>
      <text:p text:style-name="P7"><text:span text:style-name="T9">KnockaBrix Nv2: </text:span><text:span text:style-name="T19">Protector</text:span>/<text:span text:style-name="T15">Hard-Hitter</text:span> “KnockaBrix Nv2 is a boxer robot known to beat Muhammad Ali once.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1:35:00.731051996</meta:creation-date>
    <dc:date>2024-12-16T21:25:39.940000000</dc:date>
    <meta:editing-duration>PT2H53M17S</meta:editing-duration>
    <meta:editing-cycles>1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23" meta:word-count="427" meta:character-count="2579" meta:non-whitespace-character-count="2175"/>
  </office:meta>
</office:document-meta>
</file>